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4F517E0B8E.png" manifest:media-type="image/png"/>
  <manifest:file-entry manifest:full-path="Pictures/10000000000002EE000002A6CC5B66F3.png" manifest:media-type="image/png"/>
  <manifest:file-entry manifest:full-path="Pictures/1000000100000A0B00000A0CBEFBA013.png" manifest:media-type="image/png"/>
  <manifest:file-entry manifest:full-path="Pictures/10000000000000950000019BEA5858CB.png" manifest:media-type="image/png"/>
  <manifest:file-entry manifest:full-path="Pictures/100000000000018D00000115BE6A3302.png" manifest:media-type="image/png"/>
  <manifest:file-entry manifest:full-path="Pictures/100000010000026800000211751ED5A0.png" manifest:media-type="image/png"/>
  <manifest:file-entry manifest:full-path="Pictures/1000000100000C0000000A66CBD84E0E.png" manifest:media-type="image/png"/>
  <manifest:file-entry manifest:full-path="Pictures/10000000000001CE0000017878548DD9.png" manifest:media-type="image/png"/>
  <manifest:file-entry manifest:full-path="Pictures/10000000000001E30000019879EA4624.png" manifest:media-type="image/png"/>
  <manifest:file-entry manifest:full-path="Pictures/10000000000001CD0000014FF7C88945.png" manifest:media-type="image/png"/>
  <manifest:file-entry manifest:full-path="Pictures/10000000000002B8000001DFEF81C90F.png" manifest:media-type="image/png"/>
  <manifest:file-entry manifest:full-path="Pictures/10000001000001EC000001E8A5ACBA8F.png" manifest:media-type="image/png"/>
  <manifest:file-entry manifest:full-path="Pictures/10000001000003B60000039CB08CD4AD.png" manifest:media-type="image/png"/>
  <manifest:file-entry manifest:full-path="Pictures/10000001000001DA000001DABEA8D1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683cm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339cm" fo:min-width="2.71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648cm" fo:min-width="0.39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544cm" fo:min-width="0.294cm" fo:padding-top="0.177cm" fo:padding-bottom="0.177cm" fo:padding-left="0.302cm" fo:padding-right="0.302cm" fo:wrap-option="wrap" loext:decorative="false"/>
    </style:style>
    <style:style style:name="gr7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095cm" fo:min-width="0cm" fo:padding-top="0.177cm" fo:padding-bottom="0.177cm" fo:padding-left="0.302cm" fo:padding-right="0.302cm" fo:wrap-option="wrap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d428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611cm" svg:x="1.952cm" svg:y="3.184cm">
          <draw:image xlink:href="Pictures/10000000000002EE000002A6CC5B66F3.png" xlink:type="simple" xlink:show="embed" xlink:actuate="onLoad" draw:mime-type="image/png">
            <text:p/>
          </draw:image>
        </draw:frame>
        <draw:frame draw:style-name="gr2" draw:text-style-name="P3" draw:layer="layout" svg:width="17.182cm" svg:height="1.933cm" svg:x="6.043cm" svg:y="1.317cm">
          <draw:text-box>
            <text:p text:style-name="P2"><text:span text:style-name="T1">CX30+ Paddle Pack (Atari 2600+, 2600, 7800)</text:span></text:p>
            <text:p text:style-name="P2"><text:span text:style-name="T2"/></text:p>
          </draw:text-box>
        </draw:frame>
        <draw:frame draw:style-name="gr1" draw:text-style-name="P1" draw:layer="layout" svg:width="2.922cm" svg:height="8.061cm" svg:x="12.365cm" svg:y="3.857cm">
          <draw:image xlink:href="Pictures/10000000000000950000019BEA5858CB.png" xlink:type="simple" xlink:show="embed" xlink:actuate="onLoad" draw:mime-type="image/png">
            <text:p/>
          </draw:image>
        </draw:frame>
        <draw:frame draw:style-name="gr1" draw:text-style-name="P1" draw:layer="layout" svg:width="8.402cm" svg:height="5.862cm" svg:x="18.633cm" svg:y="2.27cm">
          <draw:image xlink:href="Pictures/100000000000018D00000115BE6A3302.png" xlink:type="simple" xlink:show="embed" xlink:actuate="onLoad" draw:mime-type="image/png">
            <text:p/>
          </draw:image>
        </draw:frame>
        <draw:frame draw:style-name="gr1" draw:text-style-name="P1" draw:layer="layout" svg:width="11.556cm" svg:height="7.953cm" svg:x="16.557cm" svg:y="8.62cm">
          <draw:image xlink:href="Pictures/10000000000002B8000001DFEF81C9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3" draw:text-style-name="P5" draw:layer="layout" svg:width="3.213cm" svg:height="1.588cm" svg:x="14.445cm" svg:y="3.629cm">
          <text:p text:style-name="P4"><text:span text:style-name="T2">View from back </text:span><text:span text:style-name="T2">solder positions</text:span></text:p>
          <draw:enhanced-geometry svg:viewBox="0 0 21600 21600" draw:glue-points="10800 0 0 10800 10800 21600 21600 10800 ?f40 ?f41" draw:text-areas="0 0 21600 21600" draw:type="rectangular-callout" draw:modifiers="-9348.35096453018 36906.2303335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7cm" svg:height="1.27cm" svg:x="13.06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1.16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2.11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635cm" svg:height="0.635cm" svg:x="9.765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635cm" svg:height="0.635cm" svg:x="4.665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1.121cm" svg:x1="5.3cm" svg:y1="10.73cm" svg:x2="8.62cm" svg:y2="9.257cm" svg:d="M5300 10730h2781v-1473h539" svg:viewBox="0 0 3321 1474">
          <text:p/>
        </draw:connector>
        <draw:connector draw:style-name="gr8" draw:text-style-name="P6" draw:layer="layout" svg:x1="9.765cm" svg:y1="13.642cm" svg:x2="5.207cm" svg:y2="10.952cm" draw:start-shape="id1" draw:start-glue-point="6" draw:end-shape="id2" draw:end-glue-point="9" svg:d="M9765 13642h-2233v-2690h-2325" svg:viewBox="0 0 4559 2691">
          <text:p/>
        </draw:connector>
      </draw:page>
      <draw:page draw:name="page3" draw:style-name="dp1" draw:master-page-name="Default">
        <draw:frame draw:style-name="gr1" draw:text-style-name="P1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9" draw:text-style-name="P7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  <draw:frame draw:style-name="gr9" draw:text-style-name="P7" draw:layer="layout" svg:width="3.749cm" svg:height="0.963cm" svg:x="15.963cm" svg:y="11.316cm">
          <draw:text-box>
            <text:p>breadboard</text:p>
          </draw:text-box>
        </draw:frame>
      </draw:page>
      <draw:page draw:name="page4" draw:style-name="dp1" draw:master-page-name="Default">
        <draw:frame draw:style-name="gr1" draw:text-style-name="P1" draw:layer="layout" svg:width="21.925cm" svg:height="18.999cm" svg:x="3.205cm" svg:y="1cm">
          <draw:image xlink:href="Pictures/1000000100000C0000000A66CBD84E0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5.515cm" svg:height="15.522cm" svg:x="12.633cm" svg:y="1.917cm">
          <draw:image xlink:href="Pictures/1000000100000A0B00000A0CBEFBA013.png" xlink:type="simple" xlink:show="embed" xlink:actuate="onLoad" draw:mime-type="image/png">
            <text:p/>
          </draw:image>
        </draw:frame>
        <draw:frame draw:style-name="gr1" draw:text-style-name="P1" draw:layer="layout" svg:width="14.024cm" svg:height="13.64cm" svg:x="1.322cm" svg:y="3.328cm">
          <draw:image xlink:href="Pictures/10000001000003B60000039CB08CD4AD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5.174cm" svg:height="4.443cm" svg:x="4.617cm" svg:y="3.354cm">
          <draw:image xlink:href="Pictures/100000010000026800000211751ED5A0.png" xlink:type="simple" xlink:show="embed" xlink:actuate="onLoad" draw:mime-type="image/png">
            <text:p/>
          </draw:image>
        </draw:frame>
        <draw:frame draw:style-name="gr1" draw:text-style-name="P1" draw:layer="layout" svg:width="3.45cm" svg:height="3.45cm" svg:x="11.103cm" svg:y="4.047cm">
          <draw:image xlink:href="Pictures/10000001000001DA000001DABEA8D12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0" draw:text-style-name="P6" draw:layer="layout" svg:width="16.001cm" svg:height="12.509cm" svg:x="4.06cm" svg:y="2.874cm">
          <draw:image xlink:href="Pictures/10000000000002F40000024F517E0B8E.png" xlink:type="simple" xlink:show="embed" xlink:actuate="onLoad" draw:mime-type="image/png">
            <text:p/>
          </draw:image>
        </draw:frame>
        <draw:frame draw:style-name="gr1" draw:text-style-name="P1" draw:layer="layout" svg:width="8.07cm" svg:height="8.004cm" svg:x="17.55cm" svg:y="8.391cm">
          <draw:image xlink:href="Pictures/10000001000001EC000001E8A5ACBA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5-11T14:54:51.809154325</dc:date>
    <meta:editing-duration>PT13H5M25S</meta:editing-duration>
    <meta:editing-cycles>11</meta:editing-cycles>
    <meta:generator>LibreOffice/24.2.7.2$Linux_X86_64 LibreOffice_project/420$Build-2</meta:generator>
    <meta:document-statistic meta:object-count="27"/>
  </office:meta>
</office:document-meta>
</file>